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9b1" officeooo:paragraph-rsid="00166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GER KÜNSTLER</text:p>
      <text:p text:style-name="P1"/>
      <text:p text:style-name="P1">Als erste Ausstellung des Jahres 1967 kam diese - nach langen </text:p>
      <text:p text:style-name="P1">fast ein Jahr zurückliegenden Verhandlungen - mit einer </text:p>
      <text:p text:style-name="P1">kunstlergruppe der Metropole unseres nördlichen Nachbarstaates zustande. </text:p>
      <text:p text:style-name="P1"><text:s/>Der ',MHZ hat damit erstmals zu Künstlern über die </text:p>
      <text:p text:style-name="P1">zustande. Der ',MHZ hat damit erstmals zu Künstlern über die </text:p>
      <text:p text:style-name="P1">Staatsgrenzen hinaus, 'Tontakt gefunden und wird sich - vom </text:p>
      <text:p text:style-name="P1">22.September bis 15.0ktober 1967 - als Gegenbesuch des MAERZ </text:p>
      <text:p text:style-name="P1">in Prag - in der Galerie bratri Capku. mit einer Auswahl </text:p>
      <text:p text:style-name="P1">seiner Graphik und Plastik vorstellen. </text:p>
      <text:p text:style-name="P1">Die Ausstellung der Prager Künstler - sämtl. Mitglieder der </text:p>
      <text:p text:style-name="P1">Gruppe (skupina) 'MAV- bestand aus folgenden Personen, </text:p>
      <text:p text:style-name="P1">CHLUPAC, DYDEK, AAJE,C, KLAPSTE, LMIOUCJA, NOLC, ORAVEC, </text:p>
      <text:p text:style-name="P1">PODERAZSN?, PRAZAK, SVAAKMAJER, SVAHKHAJEROVA. </text:p>
      <text:p text:style-name="P1">Zwei der Ausstellenden - Prazak und Lehoucka - begleiteten </text:p>
      <text:p text:style-name="P1">die Ausstellung nach Linz, die der Präsident des MAERZ, </text:p>
      <text:p text:style-name="P1">Herr Arch. Dipl. Ing. Walther Ister am Mittwoch, dem 1. Feber </text:p>
      <text:p text:style-name="P1">um 2o Uhr eröffnete. </text:p>
      <text:p text:style-name="P1">Das sehr zahlreich erschienene Publikum(100 Personen) - voran </text:p>
      <text:p text:style-name="P1">unser Altbürgermeister Herr Hofrat Dr. Koref - brachten den </text:p>
      <text:p text:style-name="P1">Exponaten einer erstmals in Linz vertretenen Künstlergruppe </text:p>
      <text:p text:style-name="P1">aus der CSSR äußerst reges Interesse entgegen, welches auch </text:p>
      <text:p text:style-name="P1">im weiteren Verlauf der Ausstellung anhielt und bis jetzt zum </text:p>
      <text:p text:style-name="P1">größten Desucherstand einer Veranstaltung in unserer Galerie </text:p>
      <text:p text:style-name="P1">geführt hat. <text:s text:c="5"/>(Fortsetzung umseitigi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i Danecek</meta:initial-creator>
    <meta:creation-date>2015-09-09T18:07:04.608189063</meta:creation-date>
    <dc:date>2015-09-09T18:26:34.370482554</dc:date>
    <dc:creator>Jiri Danecek</dc:creator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5" meta:word-count="195" meta:character-count="1359" meta:non-whitespace-character-count="1160"/>
  </office:meta>
</office:document-meta>
</file>